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5"><text:text-input text:description="&lt;setLang(o.employee_id.resource_id.company_id.partner_id.lang or 'en_US')&gt;">setLang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8"/>
      <text:p text:style-name="P8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8"/>
      <text:p text:style-name="P8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8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10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7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6"><text:text-input text:description="&lt;setLang(o.employee_id.resource_id.company_id.partner_id.lang or 'en_US')&gt;">setLang</text:text-input> </text:p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9"/>
      <text:p text:style-name="P9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9"/>
      <text:p text:style-name="P9"/>
      <text:p text:style-name="P9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9"/>
      <text:p text:style-name="P9"/>
      <text:p text:style-name="P9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9"/>
      <text:p text:style-name="P9"/>
      <text:p text:style-name="P9"/>
      <text:p text:style-name="P9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9"/>
      <text:p text:style-name="P9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6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3T18:05:58.893303703</dc:date>
    <meta:print-date>2016-03-11T12:22:00</meta:print-date>
    <meta:editing-cycles>70</meta:editing-cycles>
    <meta:generator>LibreOffice/5.1.5.2$Linux_X86_64 LibreOffice_project/10m0$Build-2</meta:generator>
    <meta:editing-duration>P1DT6H29M48S</meta:editing-duration>
    <meta:document-statistic meta:table-count="0" meta:image-count="0" meta:object-count="0" meta:page-count="2" meta:paragraph-count="31" meta:word-count="236" meta:character-count="1106" meta:non-whitespace-character-count="1002"/>
  </office:meta>
</office:document-meta>
</file>